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2mm"/>
    </style:style>
    <style:style style:name="co2" style:family="table-column">
      <style:table-column-properties fo:break-before="auto" style:column-width="36.62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139.91mm"/>
    </style:style>
    <style:style style:name="co5" style:family="table-column">
      <style:table-column-properties fo:break-before="auto" style:column-width="88.64mm"/>
    </style:style>
    <style:style style:name="co6" style:family="table-column">
      <style:table-column-properties fo:break-before="auto" style:column-width="161.13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0">
      <style:table-cell-properties fo:border="0.74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74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74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" style:family="table-cell" style:parent-style-name="Default" style:data-style-name="N0">
      <style:table-cell-properties fo:border="0.74pt solid #000000" style:vertical-align="middle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fo:background-color="transparent" fo:border="0.74pt solid #000000" style:vertical-align="middle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transparent" fo:border="0.74pt solid #000000" style:vertical-align="middle"/>
      <style:text-properties style:font-name="Calibri" style:font-name-asian="Calibri" style:font-name-complex="Calibri"/>
    </style:style>
    <style:style style:name="ce11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="0.74pt solid #000000"/>
    </style:style>
    <style:style style:name="ce13" style:family="table-cell" style:parent-style-name="Default" style:data-style-name="N0">
      <style:table-cell-properties fo:background-color="transparent" fo:border="0.74pt solid #000000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15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column table:style-name="co7" table:default-cell-style-name="ce16"/>
        <table:table-column table:style-name="co7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61/</text:p>
          </table:table-cell>
          <table:table-cell table:style-name="ce4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2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62/</text:p>
          </table:table-cell>
          <table:table-cell table:style-name="ce4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3/" xlink:type="simple">http://vocab.nerc.ac.uk/collection/L22/current/TOOL1063/</text:a></text:p>
          </table:table-cell>
          <table:table-cell table:style-name="ce4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2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4/" xlink:type="simple">http://vocab.nerc.ac.uk/collection/L22/current/TOOL1064/</text:a></text:p>
          </table:table-cell>
          <table:table-cell table:style-name="ce5" office:value-type="string" calcext:value-type="string">
            <text:p>AMI-SAR</text:p>
          </table:table-cell>
          <table:table-cell table:style-name="ce8"/>
          <table:table-cell table:style-name="ce10" office:value-type="string" calcext:value-type="string">
            <text:p>Active Microwave Instrument - Synthetic Aperture Antenna</text:p>
          </table:table-cell>
          <table:table-cell table:style-name="ce13" office:value-type="string" calcext:value-type="string">
            <text:p>http://www.wmo-sat.info/oscar/instruments/view/23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" xlink:type="simple">http://vocab.nerc.ac.uk/collection/L22/current</text:a>/TOOL1064/</text:p>
          </table:table-cell>
          <table:table-cell table:style-name="ce5" office:value-type="string" calcext:value-type="string">
            <text:p>AMI-SCAT</text:p>
          </table:table-cell>
          <table:table-cell table:style-name="ce9" office:value-type="string" calcext:value-type="string">
            <text:p>AMI-WS</text:p>
          </table:table-cell>
          <table:table-cell table:style-name="ce8" office:value-type="string" calcext:value-type="string">
            <text:p>Active Microwave Instrument – Scatterometer</text:p>
          </table:table-cell>
          <table:table-cell table:style-name="ce13" office:value-type="string" calcext:value-type="string">
            <text:p>http://www.wmo-sat.info/oscar/instruments/view/24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http://vocab.nerc.ac.uk/collection/L22/current/TOOL1065/</text:p>
          </table:table-cell>
          <table:table-cell table:style-name="ce4" office:value-type="string" calcext:value-type="string">
            <text:p>AMSR2</text:p>
          </table:table-cell>
          <table:table-cell table:style-name="ce8"/>
          <table:table-cell table:style-name="ce6" office:value-type="string" calcext:value-type="string">
            <text:p>Advanced Microwave Scanning Radiometer</text:p>
          </table:table-cell>
          <table:table-cell table:style-name="ce12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6/" xlink:type="simple">http://vocab.nerc.ac.uk/collection/L22/current/TOOL1066/</text:a></text:p>
          </table:table-cell>
          <table:table-cell table:style-name="ce4" office:value-type="string" calcext:value-type="string">
            <text:p>AMSRE</text:p>
          </table:table-cell>
          <table:table-cell table:style-name="ce8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2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7/" xlink:type="simple">http://vocab.nerc.ac.uk/collection/L22/current/TOOL1067/</text:a></text:p>
          </table:table-cell>
          <table:table-cell table:style-name="ce5" office:value-type="string" calcext:value-type="string">
            <text:p>AMSU-A</text:p>
          </table:table-cell>
          <table:table-cell table:style-name="ce8"/>
          <table:table-cell table:style-name="ce8" office:value-type="string" calcext:value-type="string">
            <text:p>Advanced microwave sounding unit – A</text:p>
          </table:table-cell>
          <table:table-cell table:style-name="ce2" office:value-type="string" calcext:value-type="string">
            <text:p>http://www.wmo-sat.info/oscar/instruments/view/30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8/" xlink:type="simple">http://vocab.nerc.ac.uk/collection/L22/current/TOOL1068/</text:a></text:p>
          </table:table-cell>
          <table:table-cell table:style-name="ce5" office:value-type="string" calcext:value-type="string">
            <text:p>AMSU-B</text:p>
          </table:table-cell>
          <table:table-cell table:style-name="ce8"/>
          <table:table-cell table:style-name="ce8" office:value-type="string" calcext:value-type="string">
            <text:p>Advanced microwave sounding unit – B</text:p>
          </table:table-cell>
          <table:table-cell table:style-name="ce2" office:value-type="string" calcext:value-type="string">
            <text:p>http://www.wmo-sat.info/oscar/instruments/view/33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9/" xlink:type="simple">http://vocab.nerc.ac.uk/collection/L22/current/TOOL1069/</text:a></text:p>
          </table:table-cell>
          <table:table-cell table:style-name="ce4" office:value-type="string" calcext:value-type="string">
            <text:p>ASAR</text:p>
          </table:table-cell>
          <table:table-cell table:style-name="ce8"/>
          <table:table-cell table:style-name="ce6" office:value-type="string" calcext:value-type="string">
            <text:p>Advanced Synthetic Aperture Radar</text:p>
          </table:table-cell>
          <table:table-cell table:style-name="ce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0/" xlink:type="simple">http://vocab.nerc.ac.uk/collection/L22/current/TOOL1070/</text:a></text:p>
          </table:table-cell>
          <table:table-cell table:style-name="ce4" office:value-type="string" calcext:value-type="string">
            <text:p>ASCAT</text:p>
          </table:table-cell>
          <table:table-cell table:style-name="ce8"/>
          <table:table-cell table:style-name="ce6" office:value-type="string" calcext:value-type="string">
            <text:p>Advanced SCATterometer</text:p>
          </table:table-cell>
          <table:table-cell table:style-name="ce12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1/</text:p>
          </table:table-cell>
          <table:table-cell table:style-name="ce4" office:value-type="string" calcext:value-type="string">
            <text:p>ASTER</text:p>
          </table:table-cell>
          <table:table-cell table:style-name="ce8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2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2/</text:p>
          </table:table-cell>
          <table:table-cell table:style-name="ce4" office:value-type="string" calcext:value-type="string">
            <text:p>ATSR</text:p>
          </table:table-cell>
          <table:table-cell table:style-name="ce8"/>
          <table:table-cell table:style-name="ce6" office:value-type="string" calcext:value-type="string">
            <text:p>Along Track Scanning Radiometer</text:p>
          </table:table-cell>
          <table:table-cell table:style-name="ce12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3/" xlink:type="simple">http://vocab.nerc.ac.uk/collection/L22/current/TOOL1073/</text:a></text:p>
          </table:table-cell>
          <table:table-cell table:style-name="ce4" office:value-type="string" calcext:value-type="string">
            <text:p>ATSR-2</text:p>
          </table:table-cell>
          <table:table-cell table:style-name="ce8"/>
          <table:table-cell table:style-name="ce6" office:value-type="string" calcext:value-type="string">
            <text:p>Along Track Scanning Radiometer – 2</text:p>
          </table:table-cell>
          <table:table-cell table:style-name="ce12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4/</text:p>
          </table:table-cell>
          <table:table-cell table:style-name="ce4" office:value-type="string" calcext:value-type="string">
            <text:p>AVHRR</text:p>
          </table:table-cell>
          <table:table-cell table:style-name="ce8"/>
          <table:table-cell table:style-name="ce6" office:value-type="string" calcext:value-type="string">
            <text:p>Advanced Very High Resolution Radiometer</text:p>
          </table:table-cell>
          <table:table-cell table:style-name="ce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5/</text:p>
          </table:table-cell>
          <table:table-cell table:style-name="ce4" office:value-type="string" calcext:value-type="string">
            <text:p>AVHRR-2</text:p>
          </table:table-cell>
          <table:table-cell table:style-name="ce8"/>
          <table:table-cell table:style-name="ce6" office:value-type="string" calcext:value-type="string">
            <text:p>Advanced Very High Resolution Radiometer / 2</text:p>
          </table:table-cell>
          <table:table-cell table:style-name="ce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6/</text:p>
          </table:table-cell>
          <table:table-cell table:style-name="ce4" office:value-type="string" calcext:value-type="string">
            <text:p>AVHRR-3</text:p>
          </table:table-cell>
          <table:table-cell table:style-name="ce8"/>
          <table:table-cell table:style-name="ce6" office:value-type="string" calcext:value-type="string">
            <text:p>Advanced Very High Resolution Radiometer / 3</text:p>
          </table:table-cell>
          <table:table-cell table:style-name="ce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7/" xlink:type="simple">http://vocab.nerc.ac.uk/collection/L22/current/TOOL1077/</text:a></text:p>
          </table:table-cell>
          <table:table-cell table:style-name="ce4" office:value-type="string" calcext:value-type="string">
            <text:p>ETM+</text:p>
          </table:table-cell>
          <table:table-cell table:style-name="ce8"/>
          <table:table-cell table:style-name="ce6" office:value-type="string" calcext:value-type="string">
            <text:p>Enhanced Thematic Mapper Plus</text:p>
          </table:table-cell>
          <table:table-cell table:style-name="ce13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78/" xlink:type="simple">http://vocab.nerc.ac.uk/collection/L22/current/TOOL1078/</text:a></text:p>
          </table:table-cell>
          <table:table-cell table:style-name="ce4" office:value-type="string" calcext:value-type="string">
            <text:p>GFO-RA</text:p>
          </table:table-cell>
          <table:table-cell table:style-name="ce8"/>
          <table:table-cell table:style-name="ce6" office:value-type="string" calcext:value-type="string">
            <text:p>Geosat Follow-On</text:p>
          </table:table-cell>
          <table:table-cell table:style-name="ce12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79/</text:p>
          </table:table-cell>
          <table:table-cell table:style-name="ce4" office:value-type="string" calcext:value-type="string">
            <text:p>GLAS</text:p>
          </table:table-cell>
          <table:table-cell table:style-name="ce8"/>
          <table:table-cell table:style-name="ce6" office:value-type="string" calcext:value-type="string">
            <text:p>Geoscience Laser Altimeter System</text:p>
          </table:table-cell>
          <table:table-cell table:style-name="ce12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90/" xlink:type="simple">http://vocab.nerc.ac.uk/collection/L22/current/TOOL1090/</text:a></text:p>
          </table:table-cell>
          <table:table-cell table:style-name="ce5" office:value-type="string" calcext:value-type="string">
            <text:p>GOES-Imager-8-11</text:p>
          </table:table-cell>
          <table:table-cell table:style-name="ce8"/>
          <table:table-cell table:style-name="ce8" office:value-type="string" calcext:value-type="string">
            <text:p>GOES IMAGER (8-11)</text:p>
          </table:table-cell>
          <table:table-cell table:style-name="ce13" office:value-type="string" calcext:value-type="string">
            <text:p>http://www.wmo-sat.info/oscar/instruments/view/217</text:p>
          </table:table-cell>
          <table:table-cell table:style-name="ce15"/>
          <table:table-cell table:style-name="ce14" table:number-columns-repeated="1016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91/" xlink:type="simple">http://vocab.nerc.ac.uk/collection/L22/current/TOOL1091/</text:a></text:p>
          </table:table-cell>
          <table:table-cell table:style-name="ce5" office:value-type="string" calcext:value-type="string">
            <text:p>GOES-Imager-12-15</text:p>
          </table:table-cell>
          <table:table-cell table:style-name="ce8"/>
          <table:table-cell table:style-name="ce8" office:value-type="string" calcext:value-type="string">
            <text:p>GOES IMAGER (12-15)</text:p>
          </table:table-cell>
          <table:table-cell table:style-name="ce13" office:value-type="string" calcext:value-type="string">
            <text:p>http://www.wmo-sat.info/oscar/instruments/view/879</text:p>
          </table:table-cell>
          <table:table-cell table:style-name="ce15"/>
          <table:table-cell table:style-name="ce14" table:number-columns-repeated="1016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0/" xlink:type="simple">http://vocab.nerc.ac.uk/collection/L22/current/TOOL1080/</text:a></text:p>
          </table:table-cell>
          <table:table-cell table:style-name="ce4" office:value-type="string" calcext:value-type="string">
            <text:p>GOME</text:p>
          </table:table-cell>
          <table:table-cell table:style-name="ce8"/>
          <table:table-cell table:style-name="ce6" office:value-type="string" calcext:value-type="string">
            <text:p>Global Monitoring of Atmospheric Ozone</text:p>
          </table:table-cell>
          <table:table-cell table:style-name="ce12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1/" xlink:type="simple">http://vocab.nerc.ac.uk/collection/L22/current/TOOL1081/</text:a></text:p>
          </table:table-cell>
          <table:table-cell table:style-name="ce4" office:value-type="string" calcext:value-type="string">
            <text:p>GOME-2</text:p>
          </table:table-cell>
          <table:table-cell table:style-name="ce8"/>
          <table:table-cell table:style-name="ce6" office:value-type="string" calcext:value-type="string">
            <text:p>Global Monitoring of Atmospheric Ozone 2</text:p>
          </table:table-cell>
          <table:table-cell table:style-name="ce12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2/" xlink:type="simple">http://vocab.nerc.ac.uk/collection/L22/current/TOOL1082/</text:a></text:p>
          </table:table-cell>
          <table:table-cell table:style-name="ce4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2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3/" xlink:type="simple">http://vocab.nerc.ac.uk/collection/L22/current/TOOL1083/</text:a></text:p>
          </table:table-cell>
          <table:table-cell table:style-name="ce4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2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4/" xlink:type="simple">http://vocab.nerc.ac.uk/collection/L22/current/TOOL1084/</text:a></text:p>
          </table:table-cell>
          <table:table-cell table:style-name="ce4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2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85/</text:p>
          </table:table-cell>
          <table:table-cell table:style-name="ce4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2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6/" xlink:type="simple">http://vocab.nerc.ac.uk/collection/L22/current/TOOL1086/</text:a></text:p>
          </table:table-cell>
          <table:table-cell table:style-name="ce4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2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87/" xlink:type="simple">http://vocab.nerc.ac.uk/collection/L22/current/TOOL1087/</text:a></text:p>
          </table:table-cell>
          <table:table-cell table:style-name="ce4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2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35/" xlink:type="simple">http://vocab.nerc.ac.uk/collection/L22/current/TOOL1035/</text:a></text:p>
          </table:table-cell>
          <table:table-cell table:style-name="ce4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2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6/</text:p>
          </table:table-cell>
          <table:table-cell table:style-name="ce4" office:value-type="string" calcext:value-type="string">
            <text:p>MSS</text:p>
          </table:table-cell>
          <table:table-cell table:style-name="ce6"/>
          <table:table-cell table:style-name="ce11" office:value-type="string" calcext:value-type="string">
            <text:p>Multi-Spectral Scanner</text:p>
          </table:table-cell>
          <table:table-cell table:style-name="ce12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7/</text:p>
          </table:table-cell>
          <table:table-cell table:style-name="ce4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2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8/</text:p>
          </table:table-cell>
          <table:table-cell table:style-name="ce4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2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39/</text:p>
          </table:table-cell>
          <table:table-cell table:style-name="ce4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2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0/" xlink:type="simple">http://vocab.nerc.ac.uk/collection/L22/current/TOOL1040/</text:a></text:p>
          </table:table-cell>
          <table:table-cell table:style-name="ce4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2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1/" xlink:type="simple">http://vocab.nerc.ac.uk/collection/L22/current/TOOL1041/</text:a></text:p>
          </table:table-cell>
          <table:table-cell table:style-name="ce4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2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2/" xlink:type="simple">http://vocab.nerc.ac.uk/collection/L22/current/TOOL1042/</text:a></text:p>
          </table:table-cell>
          <table:table-cell table:style-name="ce4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2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3/" xlink:type="simple">http://vocab.nerc.ac.uk/collection/L22/current/TOOL1043/</text:a></text:p>
          </table:table-cell>
          <table:table-cell table:style-name="ce5" office:value-type="string" calcext:value-type="string">
            <text:p>SSALT</text:p>
          </table:table-cell>
          <table:table-cell table:style-name="ce8" office:value-type="string" calcext:value-type="string">
            <text:p>Poseidon-1</text:p>
          </table:table-cell>
          <table:table-cell table:style-name="ce11" office:value-type="string" calcext:value-type="string">
            <text:p>Single-frequency Solid-state Altimeter</text:p>
          </table:table-cell>
          <table:table-cell table:style-name="ce2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http://vocab.nerc.ac.uk/collection/L22/current/TOOL1044/</text:p>
          </table:table-cell>
          <table:table-cell table:style-name="ce4" office:value-type="string" calcext:value-type="string">
            <text:p>Poseidon-2</text:p>
          </table:table-cell>
          <table:table-cell table:style-name="ce6"/>
          <table:table-cell table:style-name="ce11" office:value-type="string" calcext:value-type="string">
            <text:p>Poseidon 2</text:p>
          </table:table-cell>
          <table:table-cell table:style-name="ce12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5/" xlink:type="simple">http://vocab.nerc.ac.uk/collection/L22/current/TOOL1045/</text:a></text:p>
          </table:table-cell>
          <table:table-cell table:style-name="ce4" office:value-type="string" calcext:value-type="string">
            <text:p>Poseidon-3</text:p>
          </table:table-cell>
          <table:table-cell table:style-name="ce6"/>
          <table:table-cell table:style-name="ce11" office:value-type="string" calcext:value-type="string">
            <text:p>Poseidon 3</text:p>
          </table:table-cell>
          <table:table-cell table:style-name="ce12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6/" xlink:type="simple">http://vocab.nerc.ac.uk/collection/L22/current/TOOL1046/</text:a></text:p>
          </table:table-cell>
          <table:table-cell table:style-name="ce4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47/</text:p>
          </table:table-cell>
          <table:table-cell table:style-name="ce4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88/</text:p>
          </table:table-cell>
          <table:table-cell table:style-name="ce4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2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-LIMB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 – Limb</text:p>
          </table:table-cell>
          <table:table-cell table:style-name="ce13" office:value-type="string" calcext:value-type="string">
            <text:p>http://www.wmo-sat.info/oscar/instruments/view/477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-NADIR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 – Nadir</text:p>
          </table:table-cell>
          <table:table-cell table:style-name="ce13" office:value-type="string" calcext:value-type="string">
            <text:p>http://www.wmo-sat.info/oscar/instruments/view/478</text:p>
          </table:table-cell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48/" xlink:type="simple">http://vocab.nerc.ac.uk/collection/L22/current/TOOL1048/</text:a></text:p>
          </table:table-cell>
          <table:table-cell table:style-name="ce5" office:value-type="string" calcext:value-type="string">
            <text:p>SCIAMACHY</text:p>
          </table:table-cell>
          <table:table-cell table:style-name="ce8"/>
          <table:table-cell table:style-name="ce8" office:value-type="string" calcext:value-type="string">
            <text:p>SCanning Imaging Absorption spectroMeter for AtmosphericCHartographY</text:p>
          </table:table-cell>
          <table:table-cell table:style-name="ce13"/>
          <table:table-cell table:style-name="ce14" table:number-columns-repeated="1017"/>
          <table:table-cell table:style-name="ce17"/>
          <table:table-cell table:style-name="ce18"/>
        </table:table-row>
        <table:table-row table:style-name="ro1">
          <table:table-cell table:style-name="ce2" office:value-type="string" calcext:value-type="string">
            <text:p>http://vocab.nerc.ac.uk/collection/L22/current/TOOL0867/</text:p>
          </table:table-cell>
          <table:table-cell table:style-name="ce4" office:value-type="string" calcext:value-type="string">
            <text:p>SeaWiFS</text:p>
          </table:table-cell>
          <table:table-cell table:style-name="ce6"/>
          <table:table-cell table:style-name="ce11" office:value-type="string" calcext:value-type="string">
            <text:p>Sea-viewing Wide Field-of-view Sensor</text:p>
          </table:table-cell>
          <table:table-cell table:style-name="ce12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49/</text:p>
          </table:table-cell>
          <table:table-cell table:style-name="ce4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2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0/</text:p>
          </table:table-cell>
          <table:table-cell table:style-name="ce4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2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1/</text:p>
          </table:table-cell>
          <table:table-cell table:style-name="ce4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2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2/</text:p>
          </table:table-cell>
          <table:table-cell table:style-name="ce4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2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3/" xlink:type="simple">http://vocab.nerc.ac.uk/collection/L22/current/TOOL1053/</text:a></text:p>
          </table:table-cell>
          <table:table-cell table:style-name="ce4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2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4/" xlink:type="simple">http://vocab.nerc.ac.uk/collection/L22/current/TOOL1054/</text:a></text:p>
          </table:table-cell>
          <table:table-cell table:style-name="ce4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2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5/" xlink:type="simple">http://vocab.nerc.ac.uk/collection/L22/current/TOOL1055/</text:a></text:p>
          </table:table-cell>
          <table:table-cell table:style-name="ce4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2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6/" xlink:type="simple">http://vocab.nerc.ac.uk/collection/L22/current/TOOL1056/</text:a></text:p>
          </table:table-cell>
          <table:table-cell table:style-name="ce4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2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7/" xlink:type="simple">http://vocab.nerc.ac.uk/collection/L22/current/TOOL1057/</text:a></text:p>
          </table:table-cell>
          <table:table-cell table:style-name="ce4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2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58/" xlink:type="simple">http://vocab.nerc.ac.uk/collection/L22/current/TOOL1058/</text:a></text:p>
          </table:table-cell>
          <table:table-cell table:style-name="ce4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2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ttp://vocab.nerc.ac.uk/collection/L22/current/TOOL1059/</text:p>
          </table:table-cell>
          <table:table-cell table:style-name="ce4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2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a xlink:href="http://vocab.nerc.ac.uk/collection/L22/current/TOOL1060/" xlink:type="simple">http://vocab.nerc.ac.uk/collection/L22/current/TOOL1060/</text:a></text:p>
          </table:table-cell>
          <table:table-cell table:style-name="ce4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2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ns_altika</text:p>
          </table:table-cell>
          <table:table-cell table:style-name="ce6" office:value-type="string" calcext:value-type="string">
            <text:p>AltiKa</text:p>
          </table:table-cell>
          <table:table-cell table:style-name="ce6"/>
          <table:table-cell table:style-name="ce6" office:value-type="string" calcext:value-type="string">
            <text:p>CNES Ka-band Altimeter</text:p>
          </table:table-cell>
          <table:table-cell table:style-name="ce6" office:value-type="string" calcext:value-type="string">
            <text:p>https://www.wmo-sat.info/oscar/instruments/view/21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8:14:14.83057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Authorised User</meta:initial-creator>
    <meta:creation-date>2015-10-29T12:06:09Z</meta:creation-date>
    <dc:date>2017-07-10T09:07:07.230952000</dc:date>
    <meta:editing-cycles>38</meta:editing-cycles>
    <meta:editing-duration>PT8H31M45S</meta:editing-duration>
    <meta:document-statistic meta:table-count="3" meta:cell-count="252" meta:object-count="0"/>
    <meta:user-defined meta:name=""/>
  </office:meta>
</office:document-meta>
</file>